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25700"/>
    </style:style>
    <style:style style:name="P2" style:family="paragraph" style:parent-style-name="Standard">
      <style:paragraph-properties fo:line-height="200%"/>
      <style:text-properties style:font-name="Times New Roman" officeooo:rsid="00025700" officeooo:paragraph-rsid="00025700"/>
    </style:style>
    <style:style style:name="P3" style:family="paragraph" style:parent-style-name="Standard">
      <style:paragraph-properties fo:line-height="200%" fo:text-align="center" style:justify-single-word="false"/>
      <style:text-properties style:font-name="Times New Roman" officeooo:rsid="00025700" officeooo:paragraph-rsid="00025700"/>
    </style:style>
    <style:style style:name="P4" style:family="paragraph" style:parent-style-name="Standard">
      <style:paragraph-properties fo:line-height="200%" fo:text-align="start" style:justify-single-word="false"/>
      <style:text-properties style:font-name="Times New Roman" officeooo:rsid="00025700" officeooo:paragraph-rsid="000257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Smith</text:p>
      <text:p text:style-name="P2">Professor Haderman</text:p>
      <text:p text:style-name="P2">CS 355</text:p>
      <text:p text:style-name="P2">22 April 2015</text:p>
      <text:p text:style-name="P3">Project 2 Mockups</text:p>
      <text:p text:style-name="P4"><text:tab/>Quick Note: The About page will either appear in the navigation bar at the top or in a footer at the bottom. The About link and footer were both accidentally left out of the mockups. Additionally, images are not rendered in the mockups but can be seen in action in projec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1:17:00.304361000</meta:creation-date>
    <dc:date>2015-04-21T21:20:46.272716000</dc:date>
    <meta:editing-duration>PT3M46S</meta:editing-duration>
    <meta:editing-cycles>1</meta:editing-cycles>
    <meta:document-statistic meta:table-count="0" meta:image-count="0" meta:object-count="0" meta:page-count="1" meta:paragraph-count="6" meta:word-count="64" meta:character-count="340" meta:non-whitespace-character-count="281"/>
    <meta:generator>LibreOffice/4.4.0.3$MacOSX_X86_64 LibreOffice_project/de093506bcdc5fafd9023ee680b8c60e3e0645d7</meta:generator>
  </office:meta>
</office:document-meta>
</file>